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b4ff"/>
    </style:style>
    <style:style style:name="gr4" style:family="graphic" style:parent-style-name="standard">
      <style:graphic-properties draw:stroke="none" svg:stroke-width="0.001cm" draw:fill-color="#2ac0ff"/>
    </style:style>
    <style:style style:name="gr5" style:family="graphic" style:parent-style-name="standard">
      <style:graphic-properties svg:stroke-width="0.001cm" svg:stroke-color="#005a80" draw:fill="none" draw:fill-color="#ffffff" fo:padding-top="-0.049cm" fo:padding-bottom="-0.049cm" fo:padding-left="-0.049cm" fo:padding-right="-0.049cm"/>
    </style:style>
    <style:style style:name="gr6" style:family="graphic" style:parent-style-name="standard">
      <style:graphic-properties svg:stroke-width="0.03cm" svg:stroke-color="#aae6ff" draw:fill="none" draw:fill-color="#ffffff" fo:padding-top="-0.035cm" fo:padding-bottom="-0.035cm" fo:padding-left="-0.035cm" fo:padding-right="-0.035cm"/>
    </style:style>
    <style:style style:name="gr7" style:family="graphic" style:parent-style-name="standard">
      <style:graphic-properties draw:stroke="none" svg:stroke-width="0.03cm" draw:fill-color="#005a80"/>
    </style:style>
    <style:style style:name="gr8" style:family="graphic" style:parent-style-name="standard">
      <style:graphic-properties svg:stroke-width="0.03cm" svg:stroke-color="#005a80" draw:fill="none" draw:fill-color="#ffffff" fo:padding-top="-0.035cm" fo:padding-bottom="-0.035cm" fo:padding-left="-0.035cm" fo:padding-right="-0.035cm"/>
    </style:style>
    <style:style style:name="gr9" style:family="graphic" style:parent-style-name="standard">
      <style:graphic-properties draw:stroke="none" svg:stroke-width="0.001cm" draw:fill-color="#ffffff"/>
    </style:style>
    <style:style style:name="gr10" style:family="graphic" style:parent-style-name="standard">
      <style:graphic-properties svg:stroke-width="0.001cm" svg:stroke-color="#003c55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3.802cm" svg:y="-5cm"/>
          <draw:glue-point draw:id="5" svg:x="5cm" svg:y="-5cm"/>
          <draw:glue-point draw:id="6" svg:x="0.598cm" svg:y="-5cm"/>
          <draw:glue-point draw:id="7" svg:x="-5cm" svg:y="5cm"/>
          <draw:glue-point draw:id="8" svg:x="3.804cm" svg:y="5cm"/>
          <draw:glue-point draw:id="9" svg:x="-0.598cm" svg:y="5cm"/>
          <draw:glue-point draw:id="10" svg:x="-5cm" svg:y="-4.259cm"/>
          <draw:glue-point draw:id="11" svg:x="-5cm" svg:y="-0.609cm"/>
          <draw:glue-point draw:id="12" svg:x="5cm" svg:y="4.259cm"/>
          <draw:glue-point draw:id="13" svg:x="5cm" svg:y="-0.371cm"/>
          <draw:glue-point draw:id="14" svg:x="0cm" svg:y="-0.098cm"/>
          <draw:polygon draw:style-name="gr1" draw:layer="layout" svg:width="1.091cm" svg:height="1.852cm" svg:x="0cm" svg:y="0.148cm" svg:viewBox="0 0 1092 1853" draw:points="0,0 0,1853 1092,1853 1092,0">
            <text:p/>
          </draw:polygon>
          <draw:polygon draw:style-name="gr2" draw:layer="layout" svg:width="1.091cm" svg:height="1.852cm" svg:x="0cm" svg:y="0.148cm" svg:viewBox="0 0 1092 1853" draw:points="0,0 0,1853 1092,1853 1092,0">
            <text:p/>
          </draw:polygon>
          <draw:polygon draw:style-name="gr3" draw:layer="layout" svg:width="1.239cm" svg:height="0.148cm" svg:x="0cm" svg:y="0cm" svg:viewBox="0 0 1240 149" draw:points="0,149 148,0 1240,0 1091,149">
            <text:p/>
          </draw:polygon>
          <draw:polygon draw:style-name="gr2" draw:layer="layout" svg:width="1.239cm" svg:height="0.148cm" svg:x="0cm" svg:y="0cm" svg:viewBox="0 0 1240 149" draw:points="0,149 148,0 1240,0 1091,149">
            <text:p/>
          </draw:polygon>
          <draw:polygon draw:style-name="gr4" draw:layer="layout" svg:width="0.498cm" svg:height="0.243cm" svg:x="0.068cm" svg:y="0.257cm" svg:viewBox="0 0 499 244" draw:points="0,0 499,0 499,244 0,244">
            <text:p/>
          </draw:polygon>
          <draw:polygon draw:style-name="gr5" draw:layer="layout" svg:width="0.498cm" svg:height="0.243cm" svg:x="0.068cm" svg:y="0.257cm" svg:viewBox="0 0 499 244" draw:points="0,0 499,0 499,244 0,244">
            <text:p/>
          </draw:polygon>
          <draw:line draw:style-name="gr6" draw:layer="layout" svg:x1="0.149cm" svg:y1="0.378cm" svg:x2="0.473cm" svg:y2="0.378cm">
            <text:p/>
          </draw:line>
          <draw:polygon draw:style-name="gr7" draw:layer="layout" svg:width="0.148cm" svg:height="2cm" svg:x="1.091cm" svg:y="0cm" svg:viewBox="0 0 149 2001" draw:points="0,2001 149,1852 149,0 0,148">
            <text:p/>
          </draw:polygon>
          <draw:polygon draw:style-name="gr2" draw:layer="layout" svg:width="0.148cm" svg:height="2cm" svg:x="1.091cm" svg:y="0cm" svg:viewBox="0 0 149 2001" draw:points="0,2001 149,1852 149,0 0,148">
            <text:p/>
          </draw:polygon>
          <draw:line draw:style-name="gr6" draw:layer="layout" svg:x1="0.027cm" svg:y1="1.878cm" svg:x2="1.079cm" svg:y2="1.878cm">
            <text:p/>
          </draw:line>
          <draw:line draw:style-name="gr6" draw:layer="layout" svg:x1="0.027cm" svg:y1="0.892cm" svg:x2="1.079cm" svg:y2="0.892cm">
            <text:p/>
          </draw:line>
          <draw:line draw:style-name="gr8" draw:layer="layout" svg:x1="0.014cm" svg:y1="1.865cm" svg:x2="1.079cm" svg:y2="1.865cm">
            <text:p/>
          </draw:line>
          <draw:line draw:style-name="gr8" draw:layer="layout" svg:x1="0.014cm" svg:y1="0.878cm" svg:x2="1.079cm" svg:y2="0.878cm">
            <text:p/>
          </draw:line>
          <draw:polyline draw:style-name="gr2" draw:layer="layout" svg:width="0.485cm" svg:height="0.23cm" svg:x="0.068cm" svg:y="0.257cm" svg:viewBox="0 0 486 231" draw:points="0,231 0,0 486,0">
            <text:p/>
          </draw:polyline>
          <draw:polygon draw:style-name="gr9" draw:layer="layout" svg:width="0.283cm" svg:height="0.284cm" svg:x="0.391cm" svg:y="1.446cm" svg:viewBox="0 0 284 285" draw:points="202,0 81,0 81,135 0,135 148,285 284,135 202,135">
            <text:p/>
          </draw:polygon>
          <draw:polygon draw:style-name="gr10" draw:layer="layout" svg:width="0.283cm" svg:height="0.284cm" svg:x="0.391cm" svg:y="1.446cm" svg:viewBox="0 0 284 285" draw:points="202,0 81,0 81,135 0,135 148,285 284,135 202,135">
            <text:p/>
          </draw:polygon>
          <draw:polygon draw:style-name="gr9" draw:layer="layout" svg:width="0.283cm" svg:height="0.31cm" svg:x="0.391cm" svg:y="1.014cm" svg:viewBox="0 0 284 311" draw:points="81,311 202,311 202,148 284,148 135,0 0,148 81,148">
            <text:p/>
          </draw:polygon>
          <draw:polygon draw:style-name="gr10" draw:layer="layout" svg:width="0.283cm" svg:height="0.31cm" svg:x="0.391cm" svg:y="1.014cm" svg:viewBox="0 0 284 311" draw:points="81,311 202,311 202,148 284,148 135,0 0,148 81,148">
            <text:p/>
          </draw:polygon>
          <draw:polygon draw:style-name="gr9" draw:layer="layout" svg:width="0.39cm" svg:height="0.284cm" svg:x="0.068cm" svg:y="1.243cm" svg:viewBox="0 0 391 285" draw:points="0,81 0,203 242,203 242,285 391,149 256,0 256,81">
            <text:p/>
          </draw:polygon>
          <draw:polygon draw:style-name="gr10" draw:layer="layout" svg:width="0.39cm" svg:height="0.284cm" svg:x="0.068cm" svg:y="1.243cm" svg:viewBox="0 0 391 285" draw:points="0,81 0,203 242,203 242,285 391,149 256,0 256,81">
            <text:p/>
          </draw:polygon>
          <draw:polygon draw:style-name="gr9" draw:layer="layout" svg:width="0.404cm" svg:height="0.297cm" svg:x="0.593cm" svg:y="1.23cm" svg:viewBox="0 0 405 298" draw:points="405,203 405,94 148,94 148,0 0,148 148,298 148,203">
            <text:p/>
          </draw:polygon>
          <draw:polygon draw:style-name="gr10" draw:layer="layout" svg:width="0.404cm" svg:height="0.297cm" svg:x="0.593cm" svg:y="1.23cm" svg:viewBox="0 0 405 298" draw:points="405,203 405,94 148,94 148,0 0,148 148,298 148,20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erver with PC Router</dc:title>
    <meta:creation-date>2011-02-07T16:45:23</meta:creation-date>
    <meta:editing-duration>P0D</meta:editing-duration>
    <meta:editing-cycles>1</meta:editing-cycles>
    <meta:document-statistic meta:object-count="23"/>
    <meta:generator>OpenOffice.org/3.3$Linux OpenOffice.org_project/330m20$Build-9567</meta:generator>
  </office:meta>
</office:document-meta>
</file>